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daee3" draw:textarea-horizontal-align="justify" draw:textarea-vertical-align="middle" draw:auto-grow-height="false" fo:min-height="1.401cm" fo:min-width="3.564cm"/>
    </style:style>
    <style:style style:name="gr2" style:family="graphic" style:parent-style-name="standard">
      <style:graphic-properties svg:stroke-color="#000000" draw:fill="solid" draw:fill-color="#fef8ae" draw:textarea-horizontal-align="justify" draw:textarea-vertical-align="middle" draw:auto-grow-height="false" fo:min-height="2.263cm" fo:min-width="3.818cm"/>
    </style:style>
    <style:style style:name="gr3" style:family="graphic" style:parent-style-name="standard">
      <style:graphic-properties svg:stroke-color="#000000" draw:fill="solid" draw:fill-color="#ff8180" draw:textarea-horizontal-align="justify" draw:textarea-vertical-align="middle" draw:auto-grow-height="false" fo:min-height="1.401cm" fo:min-width="3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ee3"/>
      <style:paragraph-properties fo:text-align="center"/>
    </style:style>
    <style:style style:name="P3" style:family="paragraph">
      <loext:graphic-properties draw:fill="solid" draw:fill-color="#fef8ae"/>
      <style:paragraph-properties fo:text-align="center"/>
    </style:style>
    <style:style style:name="P4" style:family="paragraph">
      <loext:graphic-properties draw:fill="solid" draw:fill-color="#ff818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4.064cm" svg:height="1.651cm" svg:x="1.889cm" svg:y="2.016cm">
          <text:p text:style-name="P1">Aplik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2.513cm" svg:x="7.604cm" svg:y="2.643cm">
          <text:p text:style-name="P1">Vulkan<text:line-break/>Loa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651cm" svg:x="13.446cm" svg:y="2.016cm">
          <text:p text:style-name="P1">Vulkan<text:line-break/>IC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651cm" svg:x="1.889cm" svg:y="4.048cm">
          <text:p text:style-name="P1">Aplikac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651cm" svg:x="13.446cm" svg:y="4.116cm">
          <text:p text:style-name="P1">Vulkan<text:line-break/>ICD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08cm" svg:y1="2.978cm" svg:x2="7.477cm" svg:y2="3.613cm">
          <text:p/>
        </draw:line>
        <draw:line draw:style-name="gr4" draw:text-style-name="P5" draw:layer="layout" svg:x1="6.08cm" svg:y1="4.81cm" svg:x2="7.477cm" svg:y2="4.302cm">
          <text:p/>
        </draw:line>
        <draw:line draw:style-name="gr4" draw:text-style-name="P5" draw:layer="layout" svg:x1="12.049cm" svg:y1="3.54cm" svg:x2="13.319cm" svg:y2="3.032cm">
          <text:p/>
        </draw:line>
        <draw:line draw:style-name="gr4" draw:text-style-name="P5" draw:layer="layout" svg:x1="12.049cm" svg:y1="4.175cm" svg:x2="13.319cm" svg:y2="4.5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5T15:20:07.518422895</meta:creation-date>
    <dc:date>2021-07-05T15:34:50.715706191</dc:date>
    <meta:editing-duration>PT4M31S</meta:editing-duration>
    <meta:editing-cycles>1</meta:editing-cycles>
    <meta:document-statistic meta:object-count="9"/>
    <meta:generator>LibreOffice/6.0.7.3$Linux_X86_64 LibreOffice_project/00m0$Build-3</meta:generator>
  </office:meta>
</office:document-meta>
</file>